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3.86118500982658" calcext:value-type="float">
            <text:p>3,86</text:p>
          </table:table-cell>
          <table:table-cell table:formula="of:=(1000000*[.D2])/[.C2]" office:value-type="float" office:value="3.24540782073581" calcext:value-type="float">
            <text:p>3,25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  <table:table-cell table:formula="of:=(1000000*[.D3])/[.C3]" office:value-type="float" office:value="13.3061720650168" calcext:value-type="float">
            <text:p>13,3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  <table:table-cell table:formula="of:=(1000000*[.D4])/[.C4]" office:value-type="float" office:value="4.29231356936026" calcext:value-type="float">
            <text:p>4,2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])/[.C5]" office:value-type="float" office:value="0.0429231356936026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  <table:table-cell table:formula="of:=(1000000*[.D6])/[.C6]" office:value-type="float" office:value="0.00364313110968591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  <table:table-cell table:formula="of:=(1000000*[.D7])/[.C7]" office:value-type="float" office:value="4.29231356936026" calcext:value-type="float">
            <text:p>4,2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])/[.C8]" office:value-type="float" office:value="0.0429231356936026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3.86118500982658" calcext:value-type="float">
            <text:p>3,86</text:p>
          </table:table-cell>
          <table:table-cell table:formula="of:=(1000000*[.D9])/[.C9]" office:value-type="float" office:value="0.858462713872053" calcext:value-type="float">
            <text:p>0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])/[.C10]" office:value-type="float" office:value="0.025887494289916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])/[.C11]" office:value-type="float" office:value="0.0133061720650168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])/[.C12]" office:value-type="float" office:value="0.133061720650168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])/[.C13]" office:value-type="float" office:value="1.33061720650168" calcext:value-type="float">
            <text:p>1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])/[.C14]" office:value-type="float" office:value="2.66123441300336" calcext:value-type="float">
            <text:p>2,6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])/[.C15]" office:value-type="float" office:value="13.3061720650168" calcext:value-type="float">
            <text:p>13,3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])/[.C16]" office:value-type="float" office:value="0.00266123441300336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])/[.C17]" office:value-type="float" office:value="0.266123441300336" calcext:value-type="float">
            <text:p>0,27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])/[.C18]" office:value-type="float" office:value="3.3265430162542" calcext:value-type="float">
            <text:p>3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])/[.C19]" office:value-type="float" office:value="0.0255887924327246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20])/[.C20]" office:value-type="float" office:value="0.33265430162542" calcext:value-type="float">
            <text:p>0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3.86118500982658" calcext:value-type="float">
            <text:p>3,86</text:p>
          </table:table-cell>
          <table:table-cell table:formula="of:=(1000000*[.D21])/[.C21]" office:value-type="float" office:value="0.0799649763522645" calcext:value-type="float">
            <text:p>0,08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22])/[.C22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23])/[.C23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24])/[.C24]" office:value-type="float" office:value="0.204710339461797" calcext:value-type="float">
            <text:p>0,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  <table:table-cell table:formula="of:=(1000000*[.D25])/[.C25]" office:value-type="float" office:value="0.189817005207087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3.86118500982658" calcext:value-type="float">
            <text:p>3,86</text:p>
          </table:table-cell>
          <table:table-cell table:formula="of:=(1000000*[.D26])/[.C26]" office:value-type="float" office:value="0.0031985221665385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3.86118500982658" calcext:value-type="float">
            <text:p>3,86</text:p>
          </table:table-cell>
          <table:table-cell table:formula="of:=(1000000*[.D27])/[.C27]" office:value-type="float" office:value="0.318329475239637" calcext:value-type="float">
            <text:p>0,3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  <table:table-cell table:formula="of:=(1000000*[.D28])/[.C28]" office:value-type="float" office:value="0.00364313110968591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3.86118500982658" calcext:value-type="float">
            <text:p>3,86</text:p>
          </table:table-cell>
          <table:table-cell table:formula="of:=(1000000*[.D29])/[.C29]" office:value-type="float" office:value="0.0531821425460304" calcext:value-type="float">
            <text:p>0,05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0])/[.C30]" office:value-type="float" office:value="0.00715385594893377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1])/[.C31]" office:value-type="float" office:value="1.33061720650168" calcext:value-type="float">
            <text:p>1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2])/[.C32]" office:value-type="float" office:value="0.133061720650168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3])/[.C33]" office:value-type="float" office:value="0.0133061720650168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3.86118500982658" calcext:value-type="float">
            <text:p>3,86</text:p>
          </table:table-cell>
          <table:table-cell table:formula="of:=(1000000*[.D34])/[.C34]" office:value-type="float" office:value="0.0190061020782986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5])/[.C35]" office:value-type="float" office:value="0.19008817235738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3.86118500982658" calcext:value-type="float">
            <text:p>3,86</text:p>
          </table:table-cell>
          <table:table-cell table:formula="of:=(1000000*[.D36])/[.C36]" office:value-type="float" office:value="0.118805107723364" calcext:value-type="float">
            <text:p>0,1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3.86118500982658" calcext:value-type="float">
            <text:p>3,86</text:p>
          </table:table-cell>
          <table:table-cell table:formula="of:=(1000000*[.D37])/[.C37]" office:value-type="float" office:value="0.0198185464179577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  <table:table-cell table:formula="of:=(1000000*[.D38])/[.C38]" office:value-type="float" office:value="0.189817005207087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3.86118500982658" calcext:value-type="float">
            <text:p>3,86</text:p>
          </table:table-cell>
          <table:table-cell table:formula="of:=(1000000*[.D39])/[.C39]" office:value-type="float" office:value="0.102276495503588" calcext:value-type="float">
            <text:p>0,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40])/[.C40]" office:value-type="float" office:value="0.0170591949551498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3.86118500982658" calcext:value-type="float">
            <text:p>3,86</text:p>
          </table:table-cell>
          <table:table-cell table:formula="of:=(1000000*[.D41])/[.C41]" office:value-type="float" office:value="1.92843073406041" calcext:value-type="float">
            <text:p>1,9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42])/[.C42]" office:value-type="float" office:value="0.221769534416947" calcext:value-type="float">
            <text:p>0,2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3.86118500982658" calcext:value-type="float">
            <text:p>3,86</text:p>
          </table:table-cell>
          <table:table-cell table:formula="of:=(1000000*[.D43])/[.C43]" office:value-type="float" office:value="0.276635593867294" calcext:value-type="float">
            <text:p>0,28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  <table:table-cell table:formula="of:=(1000000*[.D44])/[.C44]" office:value-type="float" office:value="1.02355169730899" calcext:value-type="float">
            <text:p>1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3.86118500982658" calcext:value-type="float">
            <text:p>3,86</text:p>
          </table:table-cell>
          <table:table-cell table:formula="of:=(1000000*[.D45])/[.C45]" office:value-type="float" office:value="0.138461728043879" calcext:value-type="float">
            <text:p>0,1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3.86118500982658" calcext:value-type="float">
            <text:p>3,86</text:p>
          </table:table-cell>
          <table:table-cell table:formula="of:=(1000000*[.D46])/[.C46]" office:value-type="float" office:value="0.0310891870677963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47])/[.C47]" office:value-type="float" office:value="0.204710339461797" calcext:value-type="float">
            <text:p>0,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  <table:table-cell table:formula="of:=(1000000*[.D48])/[.C48]" office:value-type="float" office:value="1.02355169730899" calcext:value-type="float">
            <text:p>1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49])/[.C49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3.86118500982658" calcext:value-type="float">
            <text:p>3,86</text:p>
          </table:table-cell>
          <table:table-cell table:formula="of:=(1000000*[.D50])/[.C50]" office:value-type="float" office:value="3.24540782073581" calcext:value-type="float">
            <text:p>3,25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  <table:table-cell table:formula="of:=(1000000*[.D51])/[.C51]" office:value-type="float" office:value="13.3061720650168" calcext:value-type="float">
            <text:p>13,3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  <table:table-cell table:formula="of:=(1000000*[.D52])/[.C52]" office:value-type="float" office:value="4.29231356936026" calcext:value-type="float">
            <text:p>4,2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3])/[.C53]" office:value-type="float" office:value="0.0429231356936026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  <table:table-cell table:formula="of:=(1000000*[.D54])/[.C54]" office:value-type="float" office:value="0.00364313110968591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  <table:table-cell table:formula="of:=(1000000*[.D55])/[.C55]" office:value-type="float" office:value="4.29231356936026" calcext:value-type="float">
            <text:p>4,2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6])/[.C56]" office:value-type="float" office:value="0.0429231356936026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3.86118500982658" calcext:value-type="float">
            <text:p>3,86</text:p>
          </table:table-cell>
          <table:table-cell table:formula="of:=(1000000*[.D57])/[.C57]" office:value-type="float" office:value="0.858462713872053" calcext:value-type="float">
            <text:p>0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3.86118500982658" calcext:value-type="float">
            <text:p>3,86</text:p>
          </table:table-cell>
          <table:table-cell table:formula="of:=(1000000*[.D58])/[.C58]" office:value-type="float" office:value="0.025887494289916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9])/[.C59]" office:value-type="float" office:value="0.0133061720650168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0])/[.C60]" office:value-type="float" office:value="0.133061720650168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1])/[.C61]" office:value-type="float" office:value="1.33061720650168" calcext:value-type="float">
            <text:p>1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2])/[.C62]" office:value-type="float" office:value="2.66123441300336" calcext:value-type="float">
            <text:p>2,6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  <table:table-cell table:formula="of:=(1000000*[.D63])/[.C63]" office:value-type="float" office:value="13.3061720650168" calcext:value-type="float">
            <text:p>13,3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4])/[.C64]" office:value-type="float" office:value="0.00266123441300336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5])/[.C65]" office:value-type="float" office:value="0.266123441300336" calcext:value-type="float">
            <text:p>0,27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66])/[.C66]" office:value-type="float" office:value="3.3265430162542" calcext:value-type="float">
            <text:p>3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7])/[.C67]" office:value-type="float" office:value="0.0255887924327246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8])/[.C68]" office:value-type="float" office:value="0.33265430162542" calcext:value-type="float">
            <text:p>0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3.86118500982658" calcext:value-type="float">
            <text:p>3,86</text:p>
          </table:table-cell>
          <table:table-cell table:formula="of:=(1000000*[.D69])/[.C69]" office:value-type="float" office:value="0.0799649763522645" calcext:value-type="float">
            <text:p>0,08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70])/[.C70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71])/[.C71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72])/[.C72]" office:value-type="float" office:value="0.204710339461797" calcext:value-type="float">
            <text:p>0,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  <table:table-cell table:formula="of:=(1000000*[.D73])/[.C73]" office:value-type="float" office:value="0.189817005207087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3.86118500982658" calcext:value-type="float">
            <text:p>3,86</text:p>
          </table:table-cell>
          <table:table-cell table:formula="of:=(1000000*[.D74])/[.C74]" office:value-type="float" office:value="0.0031985221665385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3.86118500982658" calcext:value-type="float">
            <text:p>3,86</text:p>
          </table:table-cell>
          <table:table-cell table:formula="of:=(1000000*[.D75])/[.C75]" office:value-type="float" office:value="0.318329475239637" calcext:value-type="float">
            <text:p>0,3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  <table:table-cell table:formula="of:=(1000000*[.D76])/[.C76]" office:value-type="float" office:value="0.00364313110968591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3.86118500982658" calcext:value-type="float">
            <text:p>3,86</text:p>
          </table:table-cell>
          <table:table-cell table:formula="of:=(1000000*[.D77])/[.C77]" office:value-type="float" office:value="0.0531821425460304" calcext:value-type="float">
            <text:p>0,05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78])/[.C78]" office:value-type="float" office:value="0.00715385594893377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79])/[.C79]" office:value-type="float" office:value="1.33061720650168" calcext:value-type="float">
            <text:p>1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0])/[.C80]" office:value-type="float" office:value="0.133061720650168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1])/[.C81]" office:value-type="float" office:value="0.0133061720650168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3.86118500982658" calcext:value-type="float">
            <text:p>3,86</text:p>
          </table:table-cell>
          <table:table-cell table:formula="of:=(1000000*[.D82])/[.C82]" office:value-type="float" office:value="0.0190061020782986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3])/[.C83]" office:value-type="float" office:value="0.19008817235738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3.86118500982658" calcext:value-type="float">
            <text:p>3,86</text:p>
          </table:table-cell>
          <table:table-cell table:formula="of:=(1000000*[.D84])/[.C84]" office:value-type="float" office:value="0.118805107723364" calcext:value-type="float">
            <text:p>0,1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3.86118500982658" calcext:value-type="float">
            <text:p>3,86</text:p>
          </table:table-cell>
          <table:table-cell table:formula="of:=(1000000*[.D85])/[.C85]" office:value-type="float" office:value="0.0198185464179577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  <table:table-cell table:formula="of:=(1000000*[.D86])/[.C86]" office:value-type="float" office:value="0.189817005207087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3.86118500982658" calcext:value-type="float">
            <text:p>3,86</text:p>
          </table:table-cell>
          <table:table-cell table:formula="of:=(1000000*[.D87])/[.C87]" office:value-type="float" office:value="0.102276495503588" calcext:value-type="float">
            <text:p>0,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8])/[.C88]" office:value-type="float" office:value="0.0170591949551498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3.86118500982658" calcext:value-type="float">
            <text:p>3,86</text:p>
          </table:table-cell>
          <table:table-cell table:formula="of:=(1000000*[.D89])/[.C89]" office:value-type="float" office:value="1.92843073406041" calcext:value-type="float">
            <text:p>1,9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90])/[.C90]" office:value-type="float" office:value="0.221769534416947" calcext:value-type="float">
            <text:p>0,2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3.86118500982658" calcext:value-type="float">
            <text:p>3,86</text:p>
          </table:table-cell>
          <table:table-cell table:formula="of:=(1000000*[.D91])/[.C91]" office:value-type="float" office:value="0.276635593867294" calcext:value-type="float">
            <text:p>0,28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  <table:table-cell table:formula="of:=(1000000*[.D92])/[.C92]" office:value-type="float" office:value="1.02355169730899" calcext:value-type="float">
            <text:p>1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3.86118500982658" calcext:value-type="float">
            <text:p>3,86</text:p>
          </table:table-cell>
          <table:table-cell table:formula="of:=(1000000*[.D93])/[.C93]" office:value-type="float" office:value="0.138461728043879" calcext:value-type="float">
            <text:p>0,1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3.86118500982658" calcext:value-type="float">
            <text:p>3,86</text:p>
          </table:table-cell>
          <table:table-cell table:formula="of:=(1000000*[.D94])/[.C94]" office:value-type="float" office:value="0.0310891870677963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95])/[.C95]" office:value-type="float" office:value="0.204710339461797" calcext:value-type="float">
            <text:p>0,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  <table:table-cell table:formula="of:=(1000000*[.D96])/[.C96]" office:value-type="float" office:value="1.02355169730899" calcext:value-type="float">
            <text:p>1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97])/[.C97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3.86118500982658" calcext:value-type="float">
            <text:p>3,86</text:p>
          </table:table-cell>
          <table:table-cell table:formula="of:=(1000000*[.D98])/[.C98]" office:value-type="float" office:value="3.24540782073581" calcext:value-type="float">
            <text:p>3,25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  <table:table-cell table:formula="of:=(1000000*[.D99])/[.C99]" office:value-type="float" office:value="13.3061720650168" calcext:value-type="float">
            <text:p>13,3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  <table:table-cell table:formula="of:=(1000000*[.D100])/[.C100]" office:value-type="float" office:value="4.29231356936026" calcext:value-type="float">
            <text:p>4,2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1])/[.C101]" office:value-type="float" office:value="0.0429231356936026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  <table:table-cell table:formula="of:=(1000000*[.D102])/[.C102]" office:value-type="float" office:value="0.00364313110968591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  <table:table-cell table:formula="of:=(1000000*[.D103])/[.C103]" office:value-type="float" office:value="4.29231356936026" calcext:value-type="float">
            <text:p>4,2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4])/[.C104]" office:value-type="float" office:value="0.0429231356936026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5])/[.C105]" office:value-type="float" office:value="0.858462713872053" calcext:value-type="float">
            <text:p>0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6])/[.C106]" office:value-type="float" office:value="0.025887494289916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7])/[.C107]" office:value-type="float" office:value="0.0133061720650168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8])/[.C108]" office:value-type="float" office:value="0.133061720650168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9])/[.C109]" office:value-type="float" office:value="1.33061720650168" calcext:value-type="float">
            <text:p>1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0])/[.C110]" office:value-type="float" office:value="2.66123441300336" calcext:value-type="float">
            <text:p>2,6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1])/[.C111]" office:value-type="float" office:value="13.3061720650168" calcext:value-type="float">
            <text:p>13,3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2])/[.C112]" office:value-type="float" office:value="0.00266123441300336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3])/[.C113]" office:value-type="float" office:value="0.266123441300336" calcext:value-type="float">
            <text:p>0,27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4])/[.C114]" office:value-type="float" office:value="3.3265430162542" calcext:value-type="float">
            <text:p>3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5])/[.C115]" office:value-type="float" office:value="0.0255887924327246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6])/[.C116]" office:value-type="float" office:value="0.33265430162542" calcext:value-type="float">
            <text:p>0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3.86118500982658" calcext:value-type="float">
            <text:p>3,86</text:p>
          </table:table-cell>
          <table:table-cell table:formula="of:=(1000000*[.D117])/[.C117]" office:value-type="float" office:value="0.0799649763522645" calcext:value-type="float">
            <text:p>0,08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8])/[.C118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9])/[.C119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0])/[.C120]" office:value-type="float" office:value="0.204710339461797" calcext:value-type="float">
            <text:p>0,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21])/[.C121]" office:value-type="float" office:value="0.189817005207087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22])/[.C122]" office:value-type="float" office:value="0.0031985221665385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3.86118500982658" calcext:value-type="float">
            <text:p>3,86</text:p>
          </table:table-cell>
          <table:table-cell table:formula="of:=(1000000*[.D123])/[.C123]" office:value-type="float" office:value="0.318329475239637" calcext:value-type="float">
            <text:p>0,3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  <table:table-cell table:formula="of:=(1000000*[.D124])/[.C124]" office:value-type="float" office:value="0.00364313110968591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3.86118500982658" calcext:value-type="float">
            <text:p>3,86</text:p>
          </table:table-cell>
          <table:table-cell table:formula="of:=(1000000*[.D125])/[.C125]" office:value-type="float" office:value="0.0531821425460304" calcext:value-type="float">
            <text:p>0,05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6])/[.C126]" office:value-type="float" office:value="0.00715385594893377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7])/[.C127]" office:value-type="float" office:value="1.33061720650168" calcext:value-type="float">
            <text:p>1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8])/[.C128]" office:value-type="float" office:value="0.133061720650168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9])/[.C129]" office:value-type="float" office:value="0.0133061720650168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30])/[.C130]" office:value-type="float" office:value="0.0190061020782986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1])/[.C131]" office:value-type="float" office:value="0.19008817235738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2])/[.C132]" office:value-type="float" office:value="0.118805107723364" calcext:value-type="float">
            <text:p>0,1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3.86118500982658" calcext:value-type="float">
            <text:p>3,86</text:p>
          </table:table-cell>
          <table:table-cell table:formula="of:=(1000000*[.D133])/[.C133]" office:value-type="float" office:value="0.0198185464179577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34])/[.C134]" office:value-type="float" office:value="0.189817005207087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35])/[.C135]" office:value-type="float" office:value="0.102276495503588" calcext:value-type="float">
            <text:p>0,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6])/[.C136]" office:value-type="float" office:value="0.0170591949551498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3.86118500982658" calcext:value-type="float">
            <text:p>3,86</text:p>
          </table:table-cell>
          <table:table-cell table:formula="of:=(1000000*[.D137])/[.C137]" office:value-type="float" office:value="1.92843073406041" calcext:value-type="float">
            <text:p>1,9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8])/[.C138]" office:value-type="float" office:value="0.221769534416947" calcext:value-type="float">
            <text:p>0,2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3.86118500982658" calcext:value-type="float">
            <text:p>3,86</text:p>
          </table:table-cell>
          <table:table-cell table:formula="of:=(1000000*[.D139])/[.C139]" office:value-type="float" office:value="0.276635593867294" calcext:value-type="float">
            <text:p>0,28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0])/[.C140]" office:value-type="float" office:value="1.02355169730899" calcext:value-type="float">
            <text:p>1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3.86118500982658" calcext:value-type="float">
            <text:p>3,86</text:p>
          </table:table-cell>
          <table:table-cell table:formula="of:=(1000000*[.D141])/[.C141]" office:value-type="float" office:value="0.138461728043879" calcext:value-type="float">
            <text:p>0,1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2])/[.C142]" office:value-type="float" office:value="0.0310891870677963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3])/[.C143]" office:value-type="float" office:value="0.204710339461797" calcext:value-type="float">
            <text:p>0,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4])/[.C144]" office:value-type="float" office:value="1.02355169730899" calcext:value-type="float">
            <text:p>1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5])/[.C145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3.86118500982658" calcext:value-type="float">
            <text:p>3,86</text:p>
          </table:table-cell>
          <table:table-cell table:formula="of:=(1000000*[.D146])/[.C146]" office:value-type="float" office:value="3.24540782073581" calcext:value-type="float">
            <text:p>3,25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7])/[.C147]" office:value-type="float" office:value="13.3061720650168" calcext:value-type="float">
            <text:p>13,3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  <table:table-cell table:formula="of:=(1000000*[.D148])/[.C148]" office:value-type="float" office:value="4.29231356936026" calcext:value-type="float">
            <text:p>4,2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9])/[.C149]" office:value-type="float" office:value="0.0429231356936026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  <table:table-cell table:formula="of:=(1000000*[.D150])/[.C150]" office:value-type="float" office:value="0.00364313110968591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3.86118500982658" calcext:value-type="float">
            <text:p>3,86</text:p>
          </table:table-cell>
          <table:table-cell table:formula="of:=(1000000*[.D151])/[.C151]" office:value-type="float" office:value="4.29231356936026" calcext:value-type="float">
            <text:p>4,2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2])/[.C152]" office:value-type="float" office:value="0.0429231356936026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3])/[.C153]" office:value-type="float" office:value="0.858462713872053" calcext:value-type="float">
            <text:p>0,8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4])/[.C154]" office:value-type="float" office:value="0.025887494289916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5])/[.C155]" office:value-type="float" office:value="0.0133061720650168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6])/[.C156]" office:value-type="float" office:value="0.133061720650168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7])/[.C157]" office:value-type="float" office:value="1.33061720650168" calcext:value-type="float">
            <text:p>1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8])/[.C158]" office:value-type="float" office:value="2.66123441300336" calcext:value-type="float">
            <text:p>2,6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9])/[.C159]" office:value-type="float" office:value="13.3061720650168" calcext:value-type="float">
            <text:p>13,3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0])/[.C160]" office:value-type="float" office:value="0.00266123441300336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1])/[.C161]" office:value-type="float" office:value="0.266123441300336" calcext:value-type="float">
            <text:p>0,27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2])/[.C162]" office:value-type="float" office:value="3.3265430162542" calcext:value-type="float">
            <text:p>3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3])/[.C163]" office:value-type="float" office:value="0.0255887924327246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4])/[.C164]" office:value-type="float" office:value="0.33265430162542" calcext:value-type="float">
            <text:p>0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3.86118500982658" calcext:value-type="float">
            <text:p>3,86</text:p>
          </table:table-cell>
          <table:table-cell table:formula="of:=(1000000*[.D165])/[.C165]" office:value-type="float" office:value="0.0799649763522645" calcext:value-type="float">
            <text:p>0,08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6])/[.C166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7])/[.C167]" office:value-type="float" office:value="0.25588792432724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8])/[.C168]" office:value-type="float" office:value="0.204710339461797" calcext:value-type="float">
            <text:p>0,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69])/[.C169]" office:value-type="float" office:value="0.189817005207087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70])/[.C170]" office:value-type="float" office:value="0.0031985221665385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3.86118500982658" calcext:value-type="float">
            <text:p>3,86</text:p>
          </table:table-cell>
          <table:table-cell table:formula="of:=(1000000*[.D171])/[.C171]" office:value-type="float" office:value="0.318329475239637" calcext:value-type="float">
            <text:p>0,3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3.86118500982658" calcext:value-type="float">
            <text:p>3,86</text:p>
          </table:table-cell>
          <table:table-cell table:formula="of:=(1000000*[.D172])/[.C172]" office:value-type="float" office:value="0.00364313110968591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3.86118500982658" calcext:value-type="float">
            <text:p>3,86</text:p>
          </table:table-cell>
          <table:table-cell table:formula="of:=(1000000*[.D173])/[.C173]" office:value-type="float" office:value="0.0531821425460304" calcext:value-type="float">
            <text:p>0,05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4])/[.C174]" office:value-type="float" office:value="0.00715385594893377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5])/[.C175]" office:value-type="float" office:value="1.33061720650168" calcext:value-type="float">
            <text:p>1,3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6])/[.C176]" office:value-type="float" office:value="0.133061720650168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7])/[.C177]" office:value-type="float" office:value="0.0133061720650168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78])/[.C178]" office:value-type="float" office:value="0.0190061020782986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9])/[.C179]" office:value-type="float" office:value="0.19008817235738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0])/[.C180]" office:value-type="float" office:value="0.118805107723364" calcext:value-type="float">
            <text:p>0,1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3.86118500982658" calcext:value-type="float">
            <text:p>3,86</text:p>
          </table:table-cell>
          <table:table-cell table:formula="of:=(1000000*[.D181])/[.C181]" office:value-type="float" office:value="0.0198185464179577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82])/[.C182]" office:value-type="float" office:value="0.189817005207087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3.86118500982658" calcext:value-type="float">
            <text:p>3,86</text:p>
          </table:table-cell>
          <table:table-cell table:formula="of:=(1000000*[.D183])/[.C183]" office:value-type="float" office:value="0.102276495503588" calcext:value-type="float">
            <text:p>0,1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4])/[.C184]" office:value-type="float" office:value="0.0170591949551498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3.86118500982658" calcext:value-type="float">
            <text:p>3,86</text:p>
          </table:table-cell>
          <table:table-cell table:formula="of:=(1000000*[.D185])/[.C185]" office:value-type="float" office:value="1.92843073406041" calcext:value-type="float">
            <text:p>1,9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6])/[.C186]" office:value-type="float" office:value="0.221769534416947" calcext:value-type="float">
            <text:p>0,2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3.86118500982658" calcext:value-type="float">
            <text:p>3,86</text:p>
          </table:table-cell>
          <table:table-cell table:formula="of:=(1000000*[.D187])/[.C187]" office:value-type="float" office:value="0.276635593867294" calcext:value-type="float">
            <text:p>0,28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8])/[.C188]" office:value-type="float" office:value="1.02355169730899" calcext:value-type="float">
            <text:p>1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3.86118500982658" calcext:value-type="float">
            <text:p>3,86</text:p>
          </table:table-cell>
          <table:table-cell table:formula="of:=(1000000*[.D189])/[.C189]" office:value-type="float" office:value="0.138461728043879" calcext:value-type="float">
            <text:p>0,14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0])/[.C190]" office:value-type="float" office:value="0.0310891870677963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1])/[.C191]" office:value-type="float" office:value="0.204710339461797" calcext:value-type="float">
            <text:p>0,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2])/[.C192]" office:value-type="float" office:value="1.02355169730899" calcext:value-type="float">
            <text:p>1,0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3])/[.C193]" office:value-type="float" office:value="0.255887924327246" calcext:value-type="float">
            <text:p>0,2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42:58.1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2S</meta:editing-duration>
    <meta:editing-cycles>4</meta:editing-cycles>
    <meta:generator>LibreOffice/5.2.0.4$Windows_x86 LibreOffice_project/066b007f5ebcc236395c7d282ba488bca6720265</meta:generator>
    <dc:date>2016-08-13T21:43:46.847000000</dc:date>
    <meta:document-statistic meta:table-count="3" meta:cell-count="965" meta:object-count="0"/>
    <meta:user-defined meta:name="Info 1"/>
    <meta:user-defined meta:name="Info 2"/>
    <meta:user-defined meta:name="Info 3"/>
    <meta:user-defined meta:name="Info 4"/>
  </office:meta>
</office:document-meta>
</file>